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2.06*10^(-9)" office:value-type="float" office:value="0.00000000206" calcext:value-type="float">
            <text:p>2.06E-09</text:p>
          </table:table-cell>
          <table:table-cell table:formula="of:=10.06*1000" office:value-type="float" office:value="10060" calcext:value-type="float">
            <text:p>10060</text:p>
          </table:table-cell>
          <table:table-cell table:formula="of:=9.9*1000" office:value-type="float" office:value="9900" calcext:value-type="float">
            <text:p>9900</text:p>
          </table:table-cell>
          <table:table-cell table:formula="of:=0.99*1000" office:value-type="float" office:value="990" calcext:value-type="float">
            <text:p>990</text:p>
          </table:table-cell>
          <table:table-cell office:value-type="float" office:value="2300" calcext:value-type="float">
            <text:p>2300</text:p>
          </table:table-cell>
          <table:table-cell table:formula="of:=[.E2]/([.D2]+[.E2])" office:value-type="float" office:value="0.0909090909090909" calcext:value-type="float">
            <text:p>0.0909090909</text:p>
          </table:table-cell>
          <table:table-cell table:formula="of:=2*[.B2]*[.C2]*LN((1+[.G2])/(1-[.G2]))" office:value-type="float" office:value="0.0000075567180287504" calcext:value-type="float">
            <text:p>7.5567180287504E-0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93*10^(-9)" office:value-type="float" office:value="0.000000093" calcext:value-type="float">
            <text:p>0.000000093</text:p>
          </table:table-cell>
          <table:table-cell table:formula="of:=10.06*1000" office:value-type="float" office:value="10060" calcext:value-type="float">
            <text:p>10060</text:p>
          </table:table-cell>
          <table:table-cell table:formula="of:=9.9*1000" office:value-type="float" office:value="9900" calcext:value-type="float">
            <text:p>9900</text:p>
          </table:table-cell>
          <table:table-cell table:formula="of:=9.9*1000" office:value-type="float" office:value="9900" calcext:value-type="float">
            <text:p>9900</text:p>
          </table:table-cell>
          <table:table-cell office:value-type="float" office:value="460" calcext:value-type="float">
            <text:p>460</text:p>
          </table:table-cell>
          <table:table-cell table:formula="of:=[.E3]/([.D3]+[.E3])" office:value-type="float" office:value="0.5" calcext:value-type="float">
            <text:p>0.5</text:p>
          </table:table-cell>
          <table:table-cell table:formula="of:=2*[.B3]*[.C3]*LN((1+[.G3])/(1-[.G3]))" office:value-type="float" office:value="0.00205567937006422" calcext:value-type="float">
            <text:p>0.002055679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9.11*10^(-9)" office:value-type="float" office:value="0.00000000911" calcext:value-type="float">
            <text:p>9.11E-09</text:p>
          </table:table-cell>
          <table:table-cell table:formula="of:=10.06*1000" office:value-type="float" office:value="10060" calcext:value-type="float">
            <text:p>10060</text:p>
          </table:table-cell>
          <table:table-cell table:formula="of:=9.9*1000" office:value-type="float" office:value="9900" calcext:value-type="float">
            <text:p>9900</text:p>
          </table:table-cell>
          <table:table-cell table:formula="of:=9.9*1000" office:value-type="float" office:value="9900" calcext:value-type="float">
            <text:p>9900</text:p>
          </table:table-cell>
          <table:table-cell office:value-type="float" office:value="4026" calcext:value-type="float">
            <text:p>4026</text:p>
          </table:table-cell>
          <table:table-cell table:formula="of:=[.E4]/([.D4]+[.E4])" office:value-type="float" office:value="0.5" calcext:value-type="float">
            <text:p>0.5</text:p>
          </table:table-cell>
          <table:table-cell table:formula="of:=2*[.B4]*[.C4]*LN((1+[.G4])/(1-[.G4]))" office:value-type="float" office:value="0.000201368161949302" calcext:value-type="float">
            <text:p>0.000201368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93*10^(-9)" office:value-type="float" office:value="0.000000093" calcext:value-type="float">
            <text:p>0.000000093</text:p>
          </table:table-cell>
          <table:table-cell table:formula="of:=10.06*1000" office:value-type="float" office:value="10060" calcext:value-type="float">
            <text:p>10060</text:p>
          </table:table-cell>
          <table:table-cell table:formula="of:=9.9*1000" office:value-type="float" office:value="9900" calcext:value-type="float">
            <text:p>9900</text:p>
          </table:table-cell>
          <table:table-cell table:style-name="ce1" table:formula="of:=46.2*1000" office:value-type="float" office:value="46200" calcext:value-type="float">
            <text:p>46200</text:p>
          </table:table-cell>
          <table:table-cell office:value-type="float" office:value="218" calcext:value-type="float">
            <text:p>218</text:p>
          </table:table-cell>
          <table:table-cell table:formula="of:=[.E5]/([.D5]+[.E5])" office:value-type="float" office:value="0.823529411764706" calcext:value-type="float">
            <text:p>0.8235294118</text:p>
          </table:table-cell>
          <table:table-cell table:formula="of:=2*[.B5]*[.C5]*LN((1+[.G5])/(1-[.G5]))" office:value-type="float" office:value="0.00436986012748021" calcext:value-type="float">
            <text:p>0.004369860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93*10^(-9)" office:value-type="float" office:value="0.000000093" calcext:value-type="float">
            <text:p>0.000000093</text:p>
          </table:table-cell>
          <table:table-cell table:formula="of:=10.06*1000" office:value-type="float" office:value="10060" calcext:value-type="float">
            <text:p>10060</text:p>
          </table:table-cell>
          <table:table-cell table:formula="of:=9.9*1000" office:value-type="float" office:value="9900" calcext:value-type="float">
            <text:p>9900</text:p>
          </table:table-cell>
          <table:table-cell table:formula="of:=19.92*1000" office:value-type="float" office:value="19920" calcext:value-type="float">
            <text:p>19920</text:p>
          </table:table-cell>
          <table:table-cell office:value-type="float" office:value="317" calcext:value-type="float">
            <text:p>317</text:p>
          </table:table-cell>
          <table:table-cell table:formula="of:=[.E6]/([.D6]+[.E6])" office:value-type="float" office:value="0.668008048289738" calcext:value-type="float">
            <text:p>0.6680080483</text:p>
          </table:table-cell>
          <table:table-cell table:formula="of:=2*[.B6]*[.C6]*LN((1+[.G6])/(1-[.G6]))" office:value-type="float" office:value="0.00302056621253915" calcext:value-type="float">
            <text:p>0.0030205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29:00.109924631</meta:creation-date>
    <dc:date>2016-04-21T00:14:06.396005639</dc:date>
    <meta:editing-duration>PT23M44S</meta:editing-duration>
    <meta:editing-cycles>1</meta:editing-cycles>
    <meta:document-statistic meta:table-count="1" meta:cell-count="48" meta:object-count="0"/>
    <meta:generator>LibreOffice/5.1.2.2$Linux_X86_64 LibreOffice_project/10m0$Build-2</meta:generator>
  </office:meta>
</office:document-meta>
</file>